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fo:font-style="normal" fo:font-weight="bold" officeooo:rsid="001762cd" officeooo:paragraph-rsid="001762cd" style:font-size-asian="20pt" style:font-style-asian="normal" style:font-weight-asian="bold" style:font-size-complex="20pt" style:font-style-complex="normal" style:font-weight-complex="bold"/>
    </style:style>
    <style:style style:name="P2" style:family="paragraph" style:parent-style-name="Standard">
      <style:text-properties fo:font-size="16pt" fo:font-style="normal" fo:font-weight="bold" officeooo:rsid="001762cd" officeooo:paragraph-rsid="001762c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text-properties fo:font-size="16pt" fo:font-style="normal" fo:font-weight="normal" officeooo:rsid="001762cd" officeooo:paragraph-rsid="001762cd" style:font-size-asian="16pt" style:font-style-asian="normal" style:font-weight-asian="normal" style:font-size-complex="16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Itération 1 BEN AHMED DAHO Mohamed</text:p>
      <text:p text:style-name="P1"/>
      <text:p text:style-name="P2"/>
      <text:p text:style-name="P2"/>
      <text:p text:style-name="P2"/>
      <text:p text:style-name="P3">J'ai conçu et programmé les classes Stratégie dont la classe StrategieIA qui permet à l'ordinateur de jouer.</text:p>
      <text:p text:style-name="P3">L'IA effectue d'abord un test pour voir si elle est menacée. Si elle ne l'est pas, </text:p>
      <text:p text:style-name="P3">elle regarde si elle a une opportunité d'attaque.</text:p>
      <text:p text:style-name="P3">J'ai notamment programmé une méthode de parcours de graphe qui permet de calculer un chemin pour déplacer des troupes sur les territoi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9:59:36.490889190</meta:creation-date>
    <dc:date>2020-04-27T20:05:41.201983780</dc:date>
    <meta:editing-duration>PT3M1S</meta:editing-duration>
    <meta:editing-cycles>1</meta:editing-cycles>
    <meta:document-statistic meta:table-count="0" meta:image-count="0" meta:object-count="0" meta:page-count="1" meta:paragraph-count="5" meta:word-count="70" meta:character-count="420" meta:non-whitespace-character-count="354"/>
    <meta:generator>LibreOffice/6.0.7.3$Linux_X86_64 LibreOffice_project/00m0$Build-3</meta:generator>
  </office:meta>
</office:document-meta>
</file>